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Roman1" svg:font-family="Times-Roma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ca47c" officeooo:paragraph-rsid="001ca47c"/>
    </style:style>
    <style:style style:name="P2" style:family="paragraph" style:parent-style-name="List_20_Paragraph" style:list-style-name="L1">
      <style:paragraph-properties fo:margin-top="0in" fo:margin-bottom="0in" style:contextual-spacing="false" fo:line-height="100%" fo:text-align="justify" style:justify-single-word="false"/>
      <style:text-properties style:font-name="Times-Roman" fo:font-size="10pt" style:text-underline-style="none" officeooo:rsid="001cf366" officeooo:paragraph-rsid="001cf366" style:font-size-asian="10pt" style:font-name-complex="Times-Roman1" style:font-size-complex="10pt"/>
    </style:style>
    <style:style style:name="P3" style:family="paragraph" style:parent-style-name="List_20_Paragraph" style:list-style-name="L1">
      <style:paragraph-properties fo:margin-top="0in" fo:margin-bottom="0in" style:contextual-spacing="false" fo:line-height="100%" fo:text-align="justify" style:justify-single-word="false"/>
      <style:text-properties style:font-name="Times-Roman" fo:font-size="10pt" style:text-underline-style="none" officeooo:rsid="001e73b2" officeooo:paragraph-rsid="001e73b2" style:font-size-asian="10pt" style:font-name-complex="Times-Roman1" style:font-size-complex="10pt"/>
    </style:style>
    <style:style style:name="P4" style:family="paragraph" style:parent-style-name="Standard" style:list-style-name="L1">
      <style:paragraph-properties fo:text-align="justify" style:justify-single-word="false"/>
      <style:text-properties style:text-underline-style="none" officeooo:rsid="001ca47c" officeooo:paragraph-rsid="001ca47c"/>
    </style:style>
    <style:style style:name="P5" style:family="paragraph" style:parent-style-name="Standard" style:list-style-name="L1">
      <style:paragraph-properties fo:text-align="justify" style:justify-single-word="false"/>
      <style:text-properties style:text-underline-style="none" officeooo:rsid="001cf366" officeooo:paragraph-rsid="001cf366"/>
    </style:style>
    <style:style style:name="T1" style:family="text">
      <style:text-properties officeooo:rsid="001cf3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wer Quiz Chapter 2</text:p>
      <text:p text:style-name="P1"/>
      <text:list xml:id="list3568197602" text:style-name="L1">
        <text:list-item>
          <text:p text:style-name="P4">If dprop. &lt; L/R then there will be a collision because <text:span text:style-name="T1">while one node is transmitting it also receive a packet from the other node too.</text:span></text:p>
        </text:list-item>
        <text:list-item>
          <text:p text:style-name="P5">The mac address space is 48 bit. IPv4 address space is 32 bit. IPv6 address space is 128 bit.</text:p>
        </text:list-item>
        <text:list-item>
          <text:p text:style-name="P2">ARP query sent within a broadcast frame because in other to send an ip datagram from one device to another it need to know both the ip address and the mac address of the receiver device. In order to get an unknown mac address of the receiver device it need to do an ARP query process as a broadcast message across a LAN. </text:p>
          <text:p text:style-name="P2">ARP response sent within a frame with a specific destination MAC address because that specific Mac address is what the sender want to know when it do ARP query process.</text:p>
        </text:list-item>
        <text:list-item>
          <text:p text:style-name="P2"><text:s/></text:p>
        </text:list-item>
        <text:list-item>
          <text:p text:style-name="P2"><text:s/></text:p>
        </text:list-item>
        <text:list-item>
          <text:p text:style-name="P2"><text:s/></text:p>
        </text:list-item>
        <text:list-item>
          <text:p text:style-name="P3">False. Because it is optional to use RTS / CTS protocol.</text:p>
        </text:list-item>
        <text:list-item>
          <text:p text:style-name="P3">Acknowledgments used in 802.11 but not in wired Ethernet because send a packet through an Ethernet the device can sense a traffic across the cable and can assume if packet is sent successfully or not. But 802.11 need to have an acknowledgment because it has no idea If the packet is reach destination or not.</text:p>
        </text:list-item>
        <text:list-item>
          <text:p text:style-name="P3">Fals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Roman1" svg:font-family="Times-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05T10:04:02.989960192</meta:creation-date>
    <dc:date>2020-11-05T15:39:57.192880337</dc:date>
    <meta:editing-duration>PT5H15M37S</meta:editing-duration>
    <meta:editing-cycles>3</meta:editing-cycles>
    <meta:generator>LibreOffice/7.0.2.2$Linux_X86_64 LibreOffice_project/3a01483fc371ab18cfca4bab0d636937da5eaf70</meta:generator>
    <meta:document-statistic meta:table-count="0" meta:image-count="0" meta:object-count="0" meta:page-count="1" meta:paragraph-count="11" meta:word-count="218" meta:character-count="1129" meta:non-whitespace-character-count="924"/>
  </office:meta>
</office:document-meta>
</file>